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Courier New" fo:background-color="#ffff00"/>
    </style:style>
    <style:style style:name="P2" style:family="paragraph" style:parent-style-name="Standard">
      <style:text-properties fo:color="#800000" style:font-name="Courier New" fo:font-weight="bold" fo:background-color="#ffff00" style:font-weight-asian="bold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center" style:justify-single-word="false"/>
      <style:text-properties style:font-name="Courier New" style:text-underline-style="none"/>
    </style:style>
    <style:style style:name="P5" style:family="paragraph" style:parent-style-name="Standard">
      <style:paragraph-properties fo:text-align="center" style:justify-single-word="false"/>
      <style:text-properties style:font-name="Courier New"/>
    </style:style>
    <style:style style:name="P6" style:family="paragraph" style:parent-style-name="Standard">
      <style:paragraph-properties fo:text-align="start" style:justify-single-word="false"/>
      <style:text-properties style:font-name="Courier New"/>
    </style:style>
    <style:style style:name="P7" style:family="paragraph" style:parent-style-name="Standard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weight="normal" style:font-weight-asian="normal" style:font-weight-complex="normal"/>
    </style:style>
    <style:style style:name="P9" style:family="paragraph" style:parent-style-name="Standard">
      <style:text-properties style:font-name="Courier New" style:text-underline-style="solid" style:text-underline-width="auto" style:text-underline-color="font-color"/>
    </style:style>
    <style:style style:name="P10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fo:color="#800000" style:font-name="Courier New" fo:font-weight="bold" fo:background-color="#ffff00" style:font-weight-asian="bold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fo:color="#800000" style:font-name="Courier New" fo:background-color="#ffff00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Courier New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Courier New" fo:font-weight="bold" fo:background-color="#ffff00" style:font-weight-asian="bold"/>
    </style:style>
    <style:style style:name="P15" style:family="paragraph" style:parent-style-name="Standard">
      <style:paragraph-properties fo:margin-left="1.27cm" fo:margin-right="0cm" fo:text-indent="1.27cm" style:auto-text-indent="false"/>
      <style:text-properties style:font-name="Courier New"/>
    </style:style>
    <style:style style:name="P16" style:family="paragraph" style:parent-style-name="Standard">
      <style:paragraph-properties fo:margin-left="1.27cm" fo:margin-right="0cm" fo:text-indent="1.27cm" style:auto-text-indent="false"/>
      <style:text-properties style:font-name="Courier New" fo:font-style="italic" fo:font-weight="bold" style:font-style-asian="italic" style:font-weight-asian="bold"/>
    </style:style>
    <style:style style:name="P17" style:family="paragraph" style:parent-style-name="Standard">
      <style:paragraph-properties fo:margin-left="3.81cm" fo:margin-right="0cm" fo:text-indent="0cm" style:auto-text-indent="false"/>
      <style:text-properties style:font-name="Courier New"/>
    </style:style>
    <style:style style:name="P18" style:family="paragraph" style:parent-style-name="Standard">
      <style:paragraph-properties fo:margin-left="3.81cm" fo:margin-right="0cm" fo:text-indent="0cm" style:auto-text-indent="false"/>
      <style:text-properties style:font-name="Courier New" style:text-underline-style="solid" style:text-underline-width="auto" style:text-underline-color="font-color" fo:background-color="#ffff00"/>
    </style:style>
    <style:style style:name="P19" style:family="paragraph" style:parent-style-name="Standard">
      <style:paragraph-properties fo:margin-left="3.81cm" fo:margin-right="0cm" fo:text-indent="1.27cm" style:auto-text-indent="false"/>
      <style:text-properties style:font-name="Courier New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ourier New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2.54cm" fo:margin-right="0cm" fo:text-indent="1.27cm" style:auto-text-indent="false"/>
      <style:text-properties style:font-name="Courier New"/>
    </style:style>
    <style:style style:name="P23" style:family="paragraph" style:parent-style-name="Standard" style:master-page-name="Standard">
      <style:paragraph-properties style:page-number="auto"/>
      <style:text-properties style:font-name="Courier New" fo:font-size="13pt" fo:font-weight="bold" style:font-size-asian="13pt" style:font-weight-asian="bold" style:font-size-complex="13pt"/>
    </style:style>
    <style:style style:name="P24" style:family="paragraph" style:parent-style-name="Standard">
      <style:text-properties style:font-name="Courier New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fo:font-weight="bold" fo:background-color="#ffff00" style:font-style-asian="italic" style:font-weight-asian="bold"/>
    </style:style>
    <style:style style:name="T4" style:family="text">
      <style:text-properties style:text-underline-style="solid" style:text-underline-width="auto" style:text-underline-color="font-color" fo:background-color="#ffff00"/>
    </style:style>
    <style:style style:name="T5" style:family="text">
      <style:text-properties fo:color="#1155cc" style:font-name="Courier New" style:text-underline-style="solid" style:text-underline-width="auto" style:text-underline-color="font-color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background-color="#ffff00"/>
    </style:style>
    <style:style style:name="T8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ONTENTS ARCHITECTURE</text:p>
      <text:p text:style-name="P1"/>
      <text:p text:style-name="P2">HOME</text:p>
      <text:p text:style-name="P11">HEADER</text:p>
      <text:p text:style-name="P12"><text:span text:style-name="T1"><text:tab/></text:span><text:span text:style-name="T2">LOGO</text:span></text:p>
      <text:p text:style-name="P12"><text:span text:style-name="T1"><text:tab/></text:span><text:span text:style-name="T2">MENU</text:span></text:p>
      <text:p text:style-name="P14">BODY</text:p>
      <text:p text:style-name="P13"><text:span text:style-name="T1"><text:tab/></text:span><text:span text:style-name="T3">CONIGLIO VERDE</text:span></text:p>
      <text:p text:style-name="P16"><text:tab/><text:span text:style-name="T7">PROJECTS</text:span></text:p>
      <text:p text:style-name="P17"><text:span text:style-name="T4">DATA</text:span><text:tab/><text:tab/><text:tab/></text:p>
      <text:p text:style-name="P15"><text:tab/><text:tab/>H.E.ARTS (VIDEO PREVIEW AND LINK)</text:p>
      <text:p text:style-name="P15"><text:tab/><text:tab/>AQVAM</text:p>
      <text:p text:style-name="P15"><text:tab/><text:span text:style-name="T4">EXPANDED WRITINGS</text:span></text:p>
      <text:p text:style-name="P19">NEUTROPOLI</text:p>
      <text:p text:style-name="P15"><text:tab/><text:tab/>GHOST TRACK</text:p>
      <text:p text:style-name="P3"><text:tab/><text:tab/><text:tab/><text:span text:style-name="T4">CINEMATIC</text:span></text:p>
      <text:p text:style-name="P19">BUTTERFLY</text:p>
      <text:p text:style-name="P18">STATIC</text:p>
      <text:p text:style-name="P17"><text:tab/>LANDSCAPES</text:p>
      <text:p text:style-name="P17"><text:tab/>LINES</text:p>
      <text:p text:style-name="P17"><text:tab/>BOLOGNA MY</text:p>
      <text:p text:style-name="P17"><text:tab/>EX-STASI</text:p>
      <text:p text:style-name="P17"><text:tab/>GEOMETRIE</text:p>
      <text:p text:style-name="P17"><text:tab/>EROTRICK</text:p>
      <text:p text:style-name="P17"><text:tab/>HUMAN NATURE</text:p>
      <text:p text:style-name="P17"><text:tab/>EMBRYO</text:p>
      <text:p text:style-name="P17"><text:tab/>AUGMENTED LANDSCAPES</text:p>
      <text:p text:style-name="P17"><text:tab/>DIGITAL GLITCH</text:p>
      <text:p text:style-name="P17"><text:tab/>PLANETS</text:p>
      <text:p text:style-name="P17"><text:tab/>JOD<text:tab/></text:p>
      <text:p text:style-name="P20"><text:tab/><text:tab/><text:span text:style-name="T2">RESEARCHES</text:span></text:p>
      <text:p text:style-name="P20"><text:span text:style-name="T2"><text:tab/><text:tab/><text:tab/></text:span><text:span text:style-name="T6">RESEARCHES</text:span></text:p>
      <text:p text:style-name="P21"><text:tab/><text:tab/><text:tab/><text:tab/>ARTE POVERA DIGITALE</text:p>
      <text:p text:style-name="P15"><text:span text:style-name="T2">PERSONAE</text:span><text:tab/></text:p>
      <text:p text:style-name="P15"><text:tab/>FELICE VINO</text:p>
      <text:p text:style-name="P15"><text:tab/>MARILINA CIACO</text:p>
      <text:p text:style-name="P15"><text:tab/>DIES_</text:p>
      <text:p text:style-name="P15"><text:tab/>GIORGIO FUNARO<text:tab/></text:p>
      <text:p text:style-name="P16">CONTACTS</text:p>
      <text:p text:style-name="P22">MODULO CONTATTO<text:tab/><text:tab/><text:tab/></text:p>
      <text:p text:style-name="P14">FOOTER</text:p>
      <text:p text:style-name="P15">FACEBOOK</text:p>
      <text:p text:style-name="P15">INSTAGRAM</text:p>
      <text:p text:style-name="P3"><text:tab/><text:tab/>VIMEO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CONIGLIO VERDE</text:p>
      <text:p text:style-name="P3"/>
      <text:p text:style-name="P3">Coniglio Verde love stories, </text:p>
      <text:p text:style-name="P3">in how many way can you tell a story?&lt;br&gt; </text:p>
      <text:p text:style-name="P3">Coniglio Verde loves to inhabit a story,</text:p>
      <text:p text:style-name="P3">he wants to construct rooms with poems, </text:p>
      <text:p text:style-name="P3">lendscapes with data, starship with cinematography. </text:p>
      <text:p text:style-name="P3">Coniglio Verde hates to wast things, time, lives and ideas, </text:p>
      <text:p text:style-name="P3">because everything can be transformed.&lt;br&gt;</text:p>
      <text:p text:style-name="P3">Coniglio Verde know it because is in transition.</text:p>
      <text:p text:style-name="P3"/>
      <text:p text:style-name="P3">2</text:p>
      <text:p text:style-name="P3">Coniglio Verde è una storia che ama le storie.&lt;br&gt; Si chiede in quanti modi si possano raccontare&lt;br&gt;</text:p>
      <text:p text:style-name="P3">Coniglio Verde ama abitarle così edifica stanze con poesie, assembla paesaggi con i dati, monta e rimonta veicoli visivi.&lt;br&gt; </text:p>
      <text:p text:style-name="P3">Coniglio Verde detesta sprecare, che siano persone, cose, tempo o idee; perché tutto si può trasformare.&lt;br&gt;</text:p>
      <text:p text:style-name="P3">Coniglio Verde abita più tane, è sempre in in cerca, in continua transizione.&lt;br&gt;</text:p>
      <text:p text:style-name="P3">Qui c'è &lt;a href="coniglio_verde_story.html" style="font-family:Rokkitt, italic; font-weight: 600;"&gt;la sua storia&lt;/a&gt;; ma più cercerai, qui, e più troverai. </text:p>
      <text:p text:style-name="P3"/>
      <text:p text:style-name="P3"/>
      <text:p text:style-name="P5">PROJECTS</text:p>
      <text:p text:style-name="P6"/>
      <text:p text:style-name="P6">EXPANDED WRITINGS</text:p>
      <text:p text:style-name="P6"/>
      <text:p text:style-name="P6">CINEMATIC</text:p>
      <text:p text:style-name="P6"/>
      <text:p text:style-name="P6">DATA</text:p>
      <text:p text:style-name="P7">HeArts</text:p>
      <text:p text:style-name="P8">H.E.Arts combine emotions, data visualization and</text:p>
      <text:p text:style-name="P8">immersivity. &lt;br&gt;</text:p>
      <text:p text:style-name="P8">Has been designed as a tool for museums to create a deeper influence on visitors</text:p>
      <text:p text:style-name="P8">experience.&lt;br&gt;</text:p>
      <text:p text:style-name="P8">H.E.Arts it’s a collective artwork and aims to develop a higher emotional awareness in the visitors.&lt;br&gt;</text:p>
      <text:p text:style-name="P6"/>
      <text:p text:style-name="P6">STATIC</text:p>
      <text:p text:style-name="P3"/>
      <text:p text:style-name="P3">Coniglio Verde is a post no-animal,</text:p>
      <text:p text:style-name="P3">His lair is imaginary</text:p>
      <text:p text:style-name="P3">Coniglio Verde comes form space</text:p>
      <text:p text:style-name="P3"><text:soft-page-break/>between a glance and a prey</text:p>
      <text:p text:style-name="P3"/>
      <text:p text:style-name="P9">RESEARCHES</text:p>
      <text:p text:style-name="P3"/>
      <text:p text:style-name="P3">Green Rabbit saw the light in a lab, </text:p>
      <text:p text:style-name="P3">Is an object of love of science and beauty.&lt;br&gt;</text:p>
      <text:p text:style-name="P3">Research is therefore inscribed in its DNA, which is the mystery of life, which is the mystery of knowledge. </text:p>
      <text:p text:style-name="P3"/>
      <text:p text:style-name="P3"/>
      <text:p text:style-name="P3"/>
      <text:p text:style-name="P3"/>
      <text:p text:style-name="P3"/>
      <text:p text:style-name="P3"/>
      <text:p text:style-name="P10">CREDITS</text:p>
      <text:p text:style-name="P10"/>
      <text:p text:style-name="Standard"><text:span text:style-name="T8">"Heart" (https://skfb.ly/6WPTn) by Diego T. Yamaguchi is licensed under Creative Commons Attribution (</text:span><text:a xlink:type="simple" xlink:href="http://creativecommons.org/licenses/by/4.0/" text:style-name="Internet_20_link" text:visited-style-name="Visited_20_Internet_20_Link"><text:span text:style-name="T8">http://creativecommons.org/licenses/by/4.0/</text:span></text:a><text:span text:style-name="T8">).</text:span></text:p>
      <text:p text:style-name="P3"/>
      <text:p text:style-name="Standard"><text:span text:style-name="T8">"Brain" (https://skfb.ly/TTXE) by farhad.Guli is licensed under Creative Commons Attribution (</text:span><text:a xlink:type="simple" xlink:href="http://creativecommons.org/licenses/by/4.0/" text:style-name="Internet_20_link" text:visited-style-name="Visited_20_Internet_20_Link"><text:span text:style-name="T8">http://creativecommons.org/licenses/by/4.0/</text:span></text:a><text:span text:style-name="T8">).</text:span></text:p>
      <text:p text:style-name="P3"/>
      <text:p text:style-name="Standard"><text:span text:style-name="T8">"Old Tree" (https://skfb.ly/6TvHn) by gelmi.com.br is licensed under Creative Commons Attribution (</text:span><text:a xlink:type="simple" xlink:href="http://creativecommons.org/licenses/by/4.0/" text:style-name="Internet_20_link" text:visited-style-name="Visited_20_Internet_20_Link"><text:span text:style-name="T8">http://creativecommons.org/licenses/by/4.0/</text:span></text:a><text:span text:style-name="T8">).</text:span></text:p>
      <text:p text:style-name="P3"/>
      <text:p text:style-name="Standard"><text:span text:style-name="T8">"The Orange Tree" (https://skfb.ly/osLOY) by Shahriar Shahrabi is licensed under Creative Commons Attribution (</text:span><text:a xlink:type="simple" xlink:href="http://creativecommons.org/licenses/by/4.0/" text:style-name="Internet_20_link" text:visited-style-name="Visited_20_Internet_20_Link"><text:span text:style-name="T8">http://creativecommons.org/licenses/by/4.0/</text:span></text:a><text:span text:style-name="T8">).</text:span></text:p>
      <text:p text:style-name="P3"/>
      <text:p text:style-name="Standard"><text:span text:style-name="T8">"Toon Tree 02" (https://skfb.ly/JL7F) by Sergio Sotomayor is licensed under Creative Commons Attribution (</text:span><text:a xlink:type="simple" xlink:href="http://creativecommons.org/licenses/by/4.0/" text:style-name="Internet_20_link" text:visited-style-name="Visited_20_Internet_20_Link"><text:span text:style-name="T8">http://creativecommons.org/licenses/by/4.0/</text:span></text:a><text:span text:style-name="T8">).</text:span></text:p>
      <text:p text:style-name="P3"/>
      <text:p text:style-name="Standard"><text:span text:style-name="T8">"Lowpoly People + Waldo" (https://skfb.ly/6zqCE) by Loïc Norgeot is licensed under Creative Commons Attribution (</text:span><text:a xlink:type="simple" xlink:href="http://creativecommons.org/licenses/by/4.0/" text:style-name="Internet_20_link" text:visited-style-name="Visited_20_Internet_20_Link"><text:span text:style-name="T8">http://creativecommons.org/licenses/by/4.0/</text:span></text:a><text:span text:style-name="T8">).</text:span></text:p>
      <text:p text:style-name="P3"/>
      <text:p text:style-name="Standard"><text:span text:style-name="T8">"WIP - Lowpoly People - 1" (https://skfb.ly/6yXXZ) by Loïc Norgeot is licensed under Creative Commons Attribution (</text:span><text:a xlink:type="simple" xlink:href="http://creativecommons.org/licenses/by/4.0/" text:style-name="Internet_20_link" text:visited-style-name="Visited_20_Internet_20_Link"><text:span text:style-name="T8">http://creativecommons.org/licenses/by/4.0/</text:span></text:a><text:span text:style-name="T8">).</text:span></text:p>
      <text:p text:style-name="P3"/>
      <text:p text:style-name="P3">"MAX 2.0" (https://skfb.ly/onBQu) by Nikitos &amp; 3130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3"/>
      <text:p text:style-name="P3"><text:soft-page-break/>"Bench" (https://skfb.ly/6UQWR) by Spark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3"/>
      <text:p text:style-name="P3"/>
      <text:p text:style-name="P3">"Grass" (https://skfb.ly/onVxA) by MauroGonzalezA is licensed under Creative Commons Attribution (http://creativecommons.org/licenses/by/4.0/).</text:p>
      <text:p text:style-name="P3"/>
      <text:p text:style-name="P3"/>
      <text:p text:style-name="P3"/>
      <text:p text:style-name="P3"/>
      <text:p text:style-name="P3"/>
      <text:p text:style-name="P3"/>
      <text:p text:style-name="P3">Ricapitolando, la mia idea per INNOCULT è di creare una galleria virtuale in cui - navigando da schermo o in VR - allestire una mostra virtuale. </text:p>
      <text:p text:style-name="P3"/>
      <text:p text:style-name="P3">L’utente potrà usare l’interfaccia emotiva sempre visibile per selezionare le emozioni. </text:p>
      <text:p text:style-name="P3">Sarà un prototipo esperienziale. <text:s/></text:p>
      <text:p text:style-name="P3"/>
      <text:p text:style-name="P3">L’architettura dei contenuti naturalmente indica solo i contenuti, non la modalità di fruizione. </text:p>
      <text:p text:style-name="P3"/>
      <text:p text:style-name="P3">In primo piano, per la presentazione Innocult, deve esserci ovviamente H.E.ARTS, ma può essere anche un semplice contenuto speciale del sito da attivare quando necessario. </text:p>
      <text:p text:style-name="P3"/>
      <text:p text:style-name="P3">Tra due modalità di scorrimento, pages o scrolling, io preferisco lo scrolling esclusivamente per gusto. </text:p>
      <text:p text:style-name="P3"/>
      <text:p text:style-name="P3">SITI ISPIRANTI</text:p>
      <text:p text:style-name="Standard"><text:a xlink:type="simple" xlink:href="https://flowersforsociety.com/" text:style-name="Internet_20_link" text:visited-style-name="Visited_20_Internet_20_Link"><text:span text:style-name="T5">https://flowersforsociety.com/</text:span></text:a></text:p>
      <text:p text:style-name="Standard"><text:a xlink:type="simple" xlink:href="https://distinkt.bg/" text:style-name="Internet_20_link" text:visited-style-name="Visited_20_Internet_20_Link"><text:span text:style-name="T5">https://distinkt.bg/</text:span></text:a></text:p>
      <text:p text:style-name="Standard"><text:a xlink:type="simple" xlink:href="https://www.fuseworks.it/" text:style-name="Internet_20_link" text:visited-style-name="Visited_20_Internet_20_Link"><text:span text:style-name="T5">https://www.fuseworks.it/</text:span></text:a></text:p>
      <text:p text:style-name="Standard"><text:a xlink:type="simple" xlink:href="https://dies-project.com/" text:style-name="Internet_20_link" text:visited-style-name="Visited_20_Internet_20_Link"><text:span text:style-name="T5">https://dies-project.com/</text:span></text:a></text:p>
      <text:p text:style-name="Standard"><text:a xlink:type="simple" xlink:href="https://thefifthsense.i-d.co/en_gb/hero/lucy-hardcastle/" text:style-name="Internet_20_link" text:visited-style-name="Visited_20_Internet_20_Link"><text:span text:style-name="T5">https://thefifthsense.i-d.co/en_gb/hero/lucy-hardcastle/</text:span></text:a><text:span text:style-name="T8"> </text:span></text:p>
      <text:p text:style-name="Standard"><text:a xlink:type="simple" xlink:href="https://lucyhardcastle.com/" text:style-name="Internet_20_link" text:visited-style-name="Visited_20_Internet_20_Link"><text:span text:style-name="T5">https://lucyhardcastle.com</text:span></text:a></text:p>
      <text:p text:style-name="Standard"><text:a xlink:type="simple" xlink:href="https://olafureliasson.net/uncertain" text:style-name="Internet_20_link" text:visited-style-name="Visited_20_Internet_20_Link"><text:span text:style-name="T5">https://olafureliasson.net/uncertain</text:span></text:a><text:span text:style-name="T8"> </text:span></text:p>
      <text:p text:style-name="P3"/>
      <text:p text:style-name="P3"/>
      <text:p text:style-name="P3"/>
      <text:p text:style-name="P3"/>
      <text:p text:style-name="P3"/>
      <text:p text:style-name="P3">{color:'#ff6600',label:'Interest - Interesse'},</text:p>
      <text:p text:style-name="P3"><text:tab/><text:tab/><text:tab/><text:tab/>{color:'#f9901',label:'Fun - Divertimento'},</text:p>
      <text:p text:style-name="P3"><text:tab/><text:tab/><text:tab/><text:tab/>{color:'#ffcc01',label:'Pride - Orgoglio'},</text:p>
      <text:p text:style-name="P3"><text:tab/><text:tab/><text:tab/><text:tab/>{color:'#ffff00',label:'Joy - Gioia'},</text:p>
      <text:p text:style-name="P3"><text:soft-page-break/><text:tab/><text:tab/><text:tab/><text:tab/>{color:'#ddff33',label:'Pleasure - Piacere'},</text:p>
      <text:p text:style-name="P3"><text:tab/><text:tab/><text:tab/><text:tab/>{color:'#cces00',label:'Satisfaction - Soddisfazione'},</text:p>
      <text:p text:style-name="P3"><text:tab/><text:tab/><text:tab/><text:tab/>{color:'#99cc00',label:'Love - Amore'},</text:p>
      <text:p text:style-name="P3"><text:tab/><text:tab/><text:tab/><text:tab/>{color:'#66b300',label:'Admiration - Ammirazione'},</text:p>
      <text:p text:style-name="P3"><text:tab/><text:tab/><text:tab/><text:tab/>{color:'#339900',label:'Relief - Sollievo'},</text:p>
      <text:p text:style-name="P3"><text:tab/><text:tab/><text:tab/><text:tab/>{color:'#008000',label:'Compassion - Compassione'},<text:tab/><text:tab/></text:p>
      <text:p text:style-name="P3"><text:tab/><text:tab/><text:tab/><text:tab/>{color:'#006633',label:'Sadness - Tristezza'},</text:p>
      <text:p text:style-name="P3"><text:tab/><text:tab/><text:tab/><text:tab/>{color:'#004d66',label:'Guilt - Colpa'},</text:p>
      <text:p text:style-name="P3"><text:tab/><text:tab/><text:tab/><text:tab/>{color:'#003399',label:'Regret - Rimpianto'},</text:p>
      <text:p text:style-name="P3"><text:tab/><text:tab/><text:tab/><text:tab/>{color:'#011acc',label:'Shame - Vergogna'},</text:p>
      <text:p text:style-name="P3"><text:tab/><text:tab/><text:tab/><text:tab/>{color:'#022ccc',label:'Disappointment - Delusione'},</text:p>
      <text:p text:style-name="P3"><text:tab/><text:tab/><text:tab/><text:tab/>{color:'#3300cc',label:'Fear - Paura'},</text:p>
      <text:p text:style-name="P3"><text:tab/><text:tab/><text:tab/><text:tab/>{color:'#660099',label:'Disguste - Disgusto'},</text:p>
      <text:p text:style-name="P3"><text:tab/><text:tab/><text:tab/><text:tab/>{color:'#990066',label:'Contempt - Disprezzo'},</text:p>
      <text:p text:style-name="P3"><text:tab/><text:tab/><text:tab/><text:tab/>{color:'#cc0033',label:'Hate - Odio'},</text:p>
      <text:p text:style-name="P3"><text:tab/><text:tab/><text:tab/><text:tab/>{color:'#ff0000',label:'Anger – Rabbia'},</text:p>
      <text:p text:style-name="P3"/>
      <text:p text:style-name="P3"/>
      <text:p text:style-name="P3"/>
      <text:p text:style-name="P3">PALETTE</text:p>
      <text:p text:style-name="P3"/>
      <text:p text:style-name="P3">#1ECBE1 </text:p>
      <text:p text:style-name="P3">RGB 30, 203, 225</text:p>
      <text:p text:style-name="P3"/>
      <text:p text:style-name="P3">FONTS</text:p>
      <text:p text:style-name="P3">/* HANKEN GROTESK - per iL corpo del testo */</text:p>
      <text:p text:style-name="P3">@import url('https://fonts.googleapis.com/css2?family=Hanken+Grotesk:wght@400&amp;family=Montserrat:wght@300&amp;family=Source+Sans+3:ital,wght@1,900&amp;display=swap');</text:p>
      <text:p text:style-name="P3">@import url('https://fonts.googleapis.com/css2?family=Hanken+Grotesk:wght@400&amp;family=Montserrat:wght@200&amp;family=Source+Sans+3:ital,wght@1,900&amp;display=swap');</text:p>
      <text:p text:style-name="P3">@import url('https://fonts.googleapis.com/css2?family=Hanken+Grotesk:wght@400&amp;family=Montserrat:wght@100&amp;family=Source+Sans+3:ital,wght@1,900&amp;display=swap');</text:p>
      <text:p text:style-name="P3">@import url('https://fonts.googleapis.com/css2?family=Hanken+Grotesk:wght@200;400&amp;family=Monoton&amp;family=Montserrat:wght@300&amp;family=Source+Sans+3:ital,wght@1,900&amp;display=swap');</text:p>
      <text:p text:style-name="P3"/>
      <text:p text:style-name="P3"/>
      <text:p text:style-name="P3">/*SOURCE SANS 3 i Links */</text:p>
      <text:p text:style-name="P3">@import url('https://fonts.googleapis.com/css2?family=Montserrat:wght@300&amp;family=Source+Sans+3:ital,wght@1,900&amp;disp<text:soft-page-break/>lay=swap');</text:p>
      <text:p text:style-name="P3"/>
      <text:p text:style-name="P3">/* TITOLI H1 */</text:p>
      <text:p text:style-name="Standard"><text:span text:style-name="T8">@import url('</text:span><text:a xlink:type="simple" xlink:href="https://fonts.googleapis.com/css2?family=Hanken+Grotesk:wght@200&amp;family=Monoton&amp;family=Montserrat:wght@300&amp;family=Source+Sans+3:ital,wght@1,900&amp;display=swap" text:style-name="Internet_20_link" text:visited-style-name="Visited_20_Internet_20_Link"><text:span text:style-name="T8">https://fonts.googleapis.com/css2?family=Hanken+Grotesk:wght@200&amp;family=Monoton&amp;family=Montserrat:wght@300&amp;family=Source+Sans+3:ital,wght@1,900&amp;display=swap</text:span></text:a><text:span text:style-name="T8">')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DICE GRID ITEM PRIMA DEL CAMBIAMENTO, </text:p>
      <text:p text:style-name="P3">DA INSERIRE EVENTUALMENTE IL LINK NEL GRID-ITEM</text:p>
      <text:p text:style-name="P3"/>
      <text:p text:style-name="P3"/>
      <text:p text:style-name="P3"><text:s text:c="2"/>&lt;!--&lt;script src="jquery.min.js"&gt;&lt;/script&gt;</text:p>
      <text:p text:style-name="P3"/>
      <text:p text:style-name="P3"><text:s text:c="12"/>&lt;script&gt;</text:p>
      <text:p text:style-name="P3"><text:s text:c="16"/>$(document).ready(function(){</text:p>
      <text:p text:style-name="P3"><text:s text:c="20"/>let fade = 100;</text:p>
      <text:p text:style-name="P3"><text:s text:c="20"/>$(".grid-item1").hover(function(){</text:p>
      <text:p text:style-name="P3"><text:s text:c="24"/>$("#text-item1").show(); </text:p>
      <text:p text:style-name="P3"><text:s text:c="24"/>$("#text-cover").hide(); <text:s text:c="17"/></text:p>
      <text:p text:style-name="P3"><text:s text:c="24"/>}, function(){</text:p>
      <text:p text:style-name="P3"><text:s text:c="24"/>$("#text-item1").hide();</text:p>
      <text:p text:style-name="P3"><text:s text:c="24"/>$("#text-cover").show();</text:p>
      <text:p text:style-name="P3"><text:s text:c="20"/>});</text:p>
      <text:p text:style-name="P3"/>
      <text:p text:style-name="P3"><text:s text:c="20"/>$(".grid-item2").hover(function(){</text:p>
      <text:p text:style-name="P3"><text:s text:c="24"/>$("#text-item2").show(); </text:p>
      <text:p text:style-name="P3"><text:s text:c="24"/>$("#text-cover").hide(); <text:s text:c="17"/></text:p>
      <text:p text:style-name="P3"><text:s text:c="24"/>}, function(){</text:p>
      <text:p text:style-name="P3"><text:s text:c="24"/>$("#text-item2").hide();</text:p>
      <text:p text:style-name="P3"><text:s text:c="24"/>$("#text-cover").show();</text:p>
      <text:p text:style-name="P3"><text:s text:c="20"/>});</text:p>
      <text:p text:style-name="P3"/>
      <text:p text:style-name="P3"><text:s text:c="20"/>$(".grid-item3").hover(function(){</text:p>
      <text:p text:style-name="P3"><text:s text:c="24"/>$("#text-item3").show();</text:p>
      <text:p text:style-name="P3"><text:s text:c="24"/>$("#text-cover").hide(); <text:s text:c="19"/></text:p>
      <text:p text:style-name="P3"><text:s text:c="24"/>}, function(){</text:p>
      <text:p text:style-name="P3"><text:s text:c="24"/>$("#text-item3").hide();</text:p>
      <text:p text:style-name="P3"><text:s text:c="24"/>$("#text-cover").show();</text:p>
      <text:p text:style-name="P3"><text:s text:c="20"/>});</text:p>
      <text:p text:style-name="P3"/>
      <text:p text:style-name="P3"><text:s text:c="20"/>$(".grid-item4").hover(function(){</text:p>
      <text:p text:style-name="P3"><text:s text:c="24"/>$("#text-item4").show();</text:p>
      <text:p text:style-name="P3"><text:soft-page-break/><text:s text:c="24"/>$("#text-cover").hide();</text:p>
      <text:p text:style-name="P3"><text:s text:c="24"/>}, function(){</text:p>
      <text:p text:style-name="P3"><text:s text:c="24"/>$("#text-item4").hide();</text:p>
      <text:p text:style-name="P3"><text:s text:c="24"/>$("#text-cover").show();</text:p>
      <text:p text:style-name="P3"><text:s text:c="20"/>}); <text:s text:c="11"/></text:p>
      <text:p text:style-name="P3"><text:s text:c="16"/>});</text:p>
      <text:p text:style-name="P3"><text:s text:c="12"/>&lt;/script&gt;--&gt;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IT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2-02T14:47:39.22</dc:date>
    <dc:creator>Felice Vino</dc:creator>
    <meta:generator>OpenOffice/4.1.14$Win32 OpenOffice.org_project/4114m1$Build-9811</meta:generator>
    <meta:editing-duration>P1DT2H2M5S</meta:editing-duration>
    <meta:editing-cycles>9</meta:editing-cycles>
    <meta:document-statistic meta:table-count="0" meta:image-count="0" meta:object-count="0" meta:page-count="7" meta:paragraph-count="171" meta:word-count="699" meta:character-count="8016"/>
  </office:meta>
</office:document-meta>
</file>